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08-15" calcext:value-type="date">
            <text:p>15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09-10" calcext:value-type="date">
            <text:p>10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1-17" calcext:value-type="date">
            <text:p>17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570" calcext:value-type="float">
            <text:p>570,00</text:p>
          </table:table-cell>
          <table:table-cell table:style-name="ce2" office:value-type="date" office:date-value="2025-12-09" calcext:value-type="date">
            <text:p>09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570" calcext:value-type="float">
            <text:p>57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7]-[.F7]" office:value-type="float" office:value="570" calcext:value-type="float">
            <text:p>570,00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7" office:value-type="string" calcext:value-type="string">
            <text:p>Mens. 01/2026 (A.C.)</text:p>
          </table:table-cell>
          <table:table-cell table:style-name="ce11" office:value-type="float" office:value="580" calcext:value-type="float">
            <text:p>58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8]-[.F8]" office:value-type="float" office:value="580" calcext:value-type="float">
            <text:p>580,00</text:p>
          </table:table-cell>
          <table:table-cell table:style-name="ce21"/>
          <table:table-cell table:style-name="ce74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 office:value-type="string" calcext:value-type="string">
            <text:p>TOTAL</text:p>
          </table:table-cell>
          <table:table-cell table:style-name="ce36" table:formula="of:=SUM([.H2:.H8])" office:value-type="float" office:value="1150" calcext:value-type="float">
            <text:p>1.15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">
          <table:table-cell table:style-name="ce3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1979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4" table:number-columns-repeated="55"/>
        </table:table-row>
        <table:table-row table:style-name="ro3" table:number-rows-repeated="33519">
          <table:table-cell table:style-name="ce5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4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9.656041581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9.6585604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6-02-02T14:30:29.984922070</dc:date>
    <dc:language>pt-PT</dc:language>
    <meta:editing-cycles>626</meta:editing-cycles>
    <meta:editing-duration>P1DT15H55M51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